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 Serif" svg:font-family="'Roboto Serif'" style:font-family-generic="roman" style:font-pitch="variable"/>
    <style:font-face style:name="Roboto Serif1" svg:font-family="'Roboto Serif'" style:font-family-generic="system" style:font-pitch="variable"/>
  </office:font-face-decls>
  <office:automatic-styles>
    <style:style style:name="P1" style:family="paragraph" style:parent-style-name="Heading_20_1">
      <style:paragraph-properties fo:text-align="justify" style:justify-single-word="false"/>
      <style:text-properties style:font-name="Roboto Serif" style:font-name-asian="Roboto Serif1" style:font-name-complex="Roboto Serif1"/>
    </style:style>
    <style:style style:name="P2" style:family="paragraph" style:parent-style-name="Standard">
      <style:paragraph-properties fo:text-align="justify" style:justify-single-word="false"/>
      <style:text-properties style:font-name="Roboto Serif" style:font-name-asian="Roboto Serif1" style:font-name-complex="Roboto Serif1"/>
    </style:style>
    <style:style style:name="P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Roboto Serif" style:font-name-asian="Roboto Serif1" style:font-name-complex="Roboto Serif1"/>
    </style:style>
    <style:style style:name="P4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style:font-name="Roboto Serif" style:font-name-asian="Roboto Serif1" style:font-name-complex="Roboto Serif1"/>
    </style:style>
    <style:style style:name="P5" style:family="paragraph" style:parent-style-name="Standard">
      <style:paragraph-properties fo:text-align="justify" style:justify-single-word="false"/>
      <style:text-properties style:font-name="Roboto Serif" style:text-underline-style="solid" style:text-underline-width="auto" style:text-underline-color="font-color" style:font-name-asian="Roboto Serif1" style:font-name-complex="Roboto Serif1"/>
    </style:style>
    <style:style style:name="P6" style:family="paragraph" style:parent-style-name="Standard">
      <style:paragraph-properties fo:text-align="justify" style:justify-single-word="false"/>
      <style:text-properties style:font-name="Roboto Serif" style:text-underline-style="none" style:font-name-asian="Roboto Serif1" style:font-name-complex="Roboto Serif1"/>
    </style:style>
    <style:style style:name="P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Roboto Serif" style:text-underline-style="none" style:font-name-asian="Roboto Serif1" style:font-name-complex="Roboto Serif1"/>
    </style:style>
    <style:style style:name="P8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Roboto Serif" fo:font-size="12pt" fo:font-style="normal" style:text-underline-style="none" style:font-name-asian="Roboto Serif1" style:font-size-asian="12pt" style:font-style-asian="normal" style:font-name-complex="Roboto Serif1" style:font-size-complex="12pt"/>
    </style:style>
    <style:style style:name="P10" style:family="paragraph" style:parent-style-name="Standard">
      <style:paragraph-properties fo:margin-left="0cm" fo:margin-right="0cm" fo:margin-top="0cm" fo:margin-bottom="0.247cm" style:contextual-spacing="false" fo:line-height="115%" fo:text-align="justify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11" style:family="paragraph" style:parent-style-name="Heading_20_1" style:master-page-name="Standard">
      <style:paragraph-properties fo:text-align="justify" style:justify-single-word="false" style:page-number="1"/>
      <style:text-properties style:font-name="Roboto Serif" style:font-name-asian="Roboto Serif1" style:font-name-complex="Roboto Serif1"/>
    </style:style>
    <style:style style:name="P12" style:family="paragraph" style:parent-style-name="Standard" style:list-style-name="WWNum3">
      <style:paragraph-properties fo:margin-left="1.27cm" fo:margin-right="0cm" fo:text-align="justify" style:justify-single-word="false" fo:text-indent="-0.635cm" style:auto-text-indent="false"/>
      <style:text-properties style:font-name="Roboto Serif" style:text-underline-style="solid" style:text-underline-width="auto" style:text-underline-color="font-color" style:font-name-asian="Roboto Serif1" style:font-name-complex="Roboto Serif1"/>
    </style:style>
    <style:style style:name="P13" style:family="paragraph" style:parent-style-name="Standard" style:list-style-name="WWNum6">
      <style:paragraph-properties fo:margin-left="1.27cm" fo:margin-right="0cm" fo:text-align="justify" style:justify-single-word="false" fo:text-indent="-0.635cm" style:auto-text-indent="false"/>
      <style:text-properties style:font-name="Roboto Serif" style:text-underline-style="solid" style:text-underline-width="auto" style:text-underline-color="font-color" style:font-name-asian="Roboto Serif1" style:font-name-complex="Roboto Serif1"/>
    </style:style>
    <style:style style:name="P14" style:family="paragraph" style:parent-style-name="Standard" style:list-style-name="WWNum2">
      <style:paragraph-properties fo:margin-left="1.27cm" fo:margin-right="0cm" fo:text-align="justify" style:justify-single-word="false" fo:text-indent="-0.635cm" style:auto-text-indent="false"/>
      <style:text-properties style:font-name="Roboto Serif" style:text-underline-style="solid" style:text-underline-width="auto" style:text-underline-color="font-color" style:font-name-asian="Roboto Serif1" style:font-name-complex="Roboto Serif1"/>
    </style:style>
    <style:style style:name="P15" style:family="paragraph" style:parent-style-name="Standard" style:list-style-name="WWNum5">
      <style:paragraph-properties fo:margin-left="1.27cm" fo:margin-right="0cm" fo:text-align="justify" style:justify-single-word="false" fo:text-indent="-0.635cm" style:auto-text-indent="false"/>
      <style:text-properties style:font-name="Roboto Serif" style:text-underline-style="solid" style:text-underline-width="auto" style:text-underline-color="font-color" style:font-name-asian="Roboto Serif1" style:font-name-complex="Roboto Serif1"/>
    </style:style>
    <style:style style:name="P16" style:family="paragraph" style:parent-style-name="Standard" style:list-style-name="WWNum1">
      <style:paragraph-properties fo:margin-left="1.27cm" fo:margin-right="0cm" fo:text-align="justify" style:justify-single-word="false" fo:text-indent="-0.635cm" style:auto-text-indent="false"/>
      <style:text-properties style:font-name="Roboto Serif" style:text-underline-style="solid" style:text-underline-width="auto" style:text-underline-color="font-color" style:font-name-asian="Roboto Serif1" style:font-name-complex="Roboto Serif1"/>
    </style:style>
    <style:style style:name="P1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Roboto Serif" style:text-underline-style="none" style:font-name-asian="Roboto Serif1" style:font-name-complex="Roboto Serif1"/>
    </style:style>
    <style:style style:name="P18" style:family="paragraph" style:parent-style-name="Standard">
      <style:paragraph-properties fo:text-align="justify" style:justify-single-word="false"/>
      <style:text-properties style:font-name="Roboto Serif" style:text-underline-style="none" style:font-name-asian="Roboto Serif1" style:font-name-complex="Roboto Serif1"/>
    </style:style>
    <style:style style:name="P19" style:family="paragraph" style:parent-style-name="Standard" style:list-style-name="WWNum7">
      <style:paragraph-properties fo:margin-left="1.27cm" fo:margin-right="0cm" fo:text-align="justify" style:justify-single-word="false" fo:text-indent="-0.635cm" style:auto-text-indent="false"/>
    </style:style>
    <style:style style:name="P20" style:family="paragraph" style:parent-style-name="Standard" style:list-style-name="WWNum4">
      <style:paragraph-properties fo:margin-left="1.27cm" fo:margin-right="0cm" fo:text-align="justify" style:justify-single-word="false" fo:text-indent="-0.635cm" style:auto-text-indent="false"/>
    </style:style>
    <style:style style:name="T1" style:family="text">
      <style:text-properties style:font-name="Roboto Serif" style:font-name-asian="Roboto Serif1" style:font-name-complex="Roboto Serif1"/>
    </style:style>
    <style:style style:name="T2" style:family="text">
      <style:text-properties style:font-name="Roboto Serif" style:text-underline-style="solid" style:text-underline-width="auto" style:text-underline-color="font-color" style:font-name-asian="Roboto Serif1" style:font-name-complex="Roboto Serif1"/>
    </style:style>
    <style:style style:name="T3" style:family="text">
      <style:text-properties style:font-name="Roboto Serif" style:text-underline-style="none" style:font-name-asian="Roboto Serif1" style:font-name-complex="Roboto Serif1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Roboto Serif" fo:font-size="12pt" fo:font-style="normal" style:text-underline-style="none" style:font-name-asian="Roboto Serif1" style:font-size-asian="12pt" style:font-style-asian="normal" style:font-name-complex="Roboto Serif1" style:font-size-complex="12pt"/>
    </style:style>
    <style:style style:name="T5" style:family="text">
      <style:text-properties fo:font-variant="normal" fo:text-transform="none" fo:color="#000080" loext:opacity="100%" style:text-line-through-style="none" style:text-line-through-type="none" style:text-position="0% 100%" style:font-name="Roboto Serif" fo:font-size="12pt" fo:font-style="normal" style:text-underline-style="solid" style:text-underline-width="auto" style:text-underline-color="font-color" style:font-name-asian="Roboto Serif1" style:font-size-asian="12pt" style:font-style-asian="normal" style:font-name-complex="Roboto Serif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bookmark text:name="_3472zzlzmpo3"/>Notas</text:p>
      <text:p text:style-name="P2"/>
      <text:p text:style-name="P2">“Os Poka-Yokes reduzem a carga mental do trabalhador ao eliminar a necessidade de constantemente verificar erros comuns que provocam defeitos.”</text:p>
      <text:p text:style-name="P2"/>
      <text:p text:style-name="P2">“O método Poka-Yoke possibilita uma inspeção completa a partir do controle físico ou mecânico”.</text:p>
      <text:p text:style-name="P2"/>
      <text:p text:style-name="P2">Tipos de Poka-Yoke:</text:p>
      <text:p text:style-name="P2"/>
      <text:list xml:id="list3600610142" text:style-name="WWNum3">
        <text:list-item>
          <text:p text:style-name="P12">Poka-Yoke de Produto:</text:p>
        </text:list-item>
      </text:list>
      <text:p text:style-name="P6"><text:tab/></text:p>
      <text:p text:style-name="P7">Destinado a prevenção de produtos defeituosos. Itens como tamanho, forma e cor podem ser detectados e em caso de falha, imediatamente uma ação deve ser tomada.</text:p>
      <text:p text:style-name="P5"/>
      <text:list xml:id="list1721467796" text:style-name="WWNum6">
        <text:list-item>
          <text:p text:style-name="P13">Poka-Yoke de Processo:</text:p>
        </text:list-item>
      </text:list>
      <text:p text:style-name="P5"/>
      <text:p text:style-name="P7">Têm como função controlar características de processo, tais como controladores de temperatura e posição, sensores de presença, etc.</text:p>
      <text:p text:style-name="P6"/>
      <text:p text:style-name="P6">Métodos nos quais os sistemas Poka-Yoke podem ser utilizados para prevenir o erro:</text:p>
      <text:p text:style-name="P6"/>
      <text:list xml:id="list4120741028" text:style-name="WWNum2">
        <text:list-item>
          <text:p text:style-name="P14">Método de Controle:</text:p>
        </text:list-item>
      </text:list>
      <text:p text:style-name="P6"><text:tab/></text:p>
      <text:p text:style-name="P8"><text:span text:style-name="T3">Caso em que uma máquina ou equipamento para em função da sinalização de um</text:span><text:span text:style-name="T1"> </text:span><text:span text:style-name="T3">Poka-Yoke, de forma que o problema possa ser corrigido.</text:span></text:p>
      <text:p text:style-name="P5"/>
      <text:list xml:id="list623437196" text:style-name="WWNum5">
        <text:list-item>
          <text:p text:style-name="P15">Método de Advertência:</text:p>
        </text:list-item>
      </text:list>
      <text:p text:style-name="P5"/>
      <text:p text:style-name="P8"><text:span text:style-name="T3">Nesse caso, a partir da ação do Poka-Yoke, um alarme é acionado ou uma luz acende</text:span><text:span text:style-name="T1"> </text:span><text:span text:style-name="T3">alertando o trabalhador.</text:span></text:p>
      <text:p text:style-name="P7"/>
      <text:p text:style-name="P7"/>
      <text:p text:style-name="P7"/>
      <text:p text:style-name="P7"/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Cada um dos três métodos de Poka-Yoke listados abaixo podem ser usados em conjunto tanto com os sistemas Poka-Yoke de Controle quanto os de Advertência:</text:p>
      <text:p text:style-name="P6"/>
      <text:list xml:id="list3722008312" text:style-name="WWNum1">
        <text:list-item>
          <text:p text:style-name="P16">Método de Contato:</text:p>
        </text:list-item>
      </text:list>
      <text:p text:style-name="P3"/>
      <text:p text:style-name="P7">Envolve inspecionar as diferentes qualidades físicas do produto, como seu tamanho, forma, cor, etc. Assim identificando se existem erros de manufatura.</text:p>
      <text:p text:style-name="P7"/>
      <text:list xml:id="list2806255882" text:style-name="WWNum7">
        <text:list-item>
          <text:p text:style-name="P19"><text:span text:style-name="T2">Método de Sequência:</text:span><text:span text:style-name="T3"> </text:span></text:p>
        </text:list-item>
      </text:list>
      <text:p text:style-name="P3"/>
      <text:p text:style-name="P7">Envolve medir se a sequência pré-definida do processo de manufatura foi seguido, medindo o número de passos que foram realizados.</text:p>
      <text:p text:style-name="P7"/>
      <text:list xml:id="list2924975082" text:style-name="WWNum4">
        <text:list-item>
          <text:p text:style-name="P20"><text:span text:style-name="T2">Método de Contagem:</text:span><text:span text:style-name="T3"> </text:span></text:p>
        </text:list-item>
      </text:list>
      <text:p text:style-name="P3"/>
      <text:p text:style-name="P8"><text:span text:style-name="T3">Envolve alertar o operador de discrepâncias nos números de itens consumidos na linha de montagem, movimentos executados, ou </text:span><text:span text:style-name="T1">processos que não</text:span><text:span text:style-name="T3"> foram seguidos.</text:span></text:p>
      <text:p text:style-name="P6"/>
      <text:p text:style-name="P6"/>
      <text:p text:style-name="P6">Até o presente momento não foram achados mais métodos de classificação de Poka-Yok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1"><text:soft-page-break/></text:p>
      <text:p text:style-name="P1">Bibliografia </text:p>
      <text:p text:style-name="P9"/>
      <text:p text:style-name="P10"><text:span text:style-name="T4">¹. PANSONATO, Roberto. Lean manufacturing. 1. ed. São Paulo: Contentus, 2020. E-book. <text:s text:c="2"/>Disponível em: </text:span><text:a xlink:type="simple" xlink:href="https://plataforma.bvirtual.com.br/Acervo/Publicacao/186221" text:style-name="ListLabel_20_64" text:visited-style-name="ListLabel_20_64"><text:span text:style-name="T5">https://plataforma.bvirtual.com.br</text:span></text:a><text:span text:style-name="T4">. Acesso em: 12 jan. 2024.</text:span></text:p>
      <text:p text:style-name="P4"/>
      <text:p text:style-name="P10"><text:span text:style-name="T4">². </text:span><text:a xlink:type="simple" xlink:href="https://techqualitypedia.com/poka-yoke/" text:style-name="ListLabel_20_64" text:visited-style-name="ListLabel_20_64"><text:span text:style-name="T5">https://techqualitypedia.com/poka-yoke/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 Serif" svg:font-family="'Roboto Serif'" style:font-family-generic="roman" style:font-pitch="variable"/>
    <style:font-face style:name="Roboto Serif1" svg:font-family="'Roboto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423cm" fo:margin-bottom="0.212cm" style:contextual-spacing="false" fo:line-height="100%" fo:text-indent="0cm" style:auto-text-indent="false" fo:keep-with-next="always"/>
      <style:text-properties style:font-name="Liberation Sans" fo:font-family="'Liberation Sans'" style:font-family-generic="roman" style:font-pitch="variable" fo:font-size="18pt" fo:font-weight="bold" style:font-name-asian="Liberation Sans2" style:font-family-asian="'Liberation Sans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Roboto Serif" fo:font-family="'Roboto Serif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 Serif" fo:font-family="'Roboto Serif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 Serif" fo:font-family="'Roboto Serif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 Serif" fo:font-family="'Roboto Serif'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 Serif" fo:font-family="'Roboto Serif'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Roboto Serif" fo:font-family="'Roboto Serif'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Roboto Serif" fo:font-family="'Roboto Serif'" style:font-family-generic="roman" style:font-pitch="variable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variant="normal" fo:text-transform="none" fo:color="#000080" loext:opacity="100%" style:text-line-through-style="none" style:text-line-through-type="none" style:text-position="0% 100%" style:font-name="Roboto Serif" fo:font-family="'Roboto Serif'" style:font-family-generic="roman" style:font-pitch="variable" fo:font-size="12pt" fo:font-style="normal" style:text-underline-style="solid" style:text-underline-width="auto" style:text-underline-color="font-color" style:font-name-asian="Roboto Serif1" style:font-family-asian="'Roboto Serif'" style:font-family-generic-asian="system" style:font-pitch-asian="variable" style:font-size-asian="12pt" style:font-style-asian="normal" style:font-name-complex="Roboto Serif1" style:font-family-complex="'Roboto Serif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1-12T03:12:20.271545096</dc:date>
    <meta:editing-duration>PT1M34S</meta:editing-duration>
    <meta:editing-cycles>2</meta:editing-cycles>
    <meta:document-statistic meta:table-count="0" meta:image-count="0" meta:object-count="0" meta:page-count="3" meta:paragraph-count="26" meta:word-count="292" meta:character-count="1913" meta:non-whitespace-character-count="1647"/>
  </office:meta>
</office:document-meta>
</file>